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A80000002DCE4C4D41FE44ADD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eorgia" svg:font-family="Georgia, Utopia, 'Palatino Linotype', Palatino, serif"/>
    <style:font-face style:name="courier new" svg:font-family="'courier new', courier, monospace"/>
    <style:font-face style:name="sans-serif" svg:font-family="sans-serif"/>
    <style:font-face style:name="Calibri1" svg:font-family="Calibri" style:font-family-generic="swiss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7cm" fo:margin-left="0.097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3.2cm"/>
    </style:style>
    <style:style style:name="IntegrantesGrupo.B" style:family="table-column">
      <style:table-column-properties style:column-width="4.184cm"/>
    </style:style>
    <style:style style:name="IntegrantesGrupo.C" style:family="table-column">
      <style:table-column-properties style:column-width="12.123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97cm" fo:border="1pt solid #2a6099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2a6099" fo:padding="0.097cm" fo:border-left="1pt solid #2a6099" fo:border-right="none" fo:border-top="none" fo:border-bottom="1pt solid #2a6099" style:writing-mode="page">
        <style:background-image/>
      </style:table-cell-properties>
    </style:style>
    <style:style style:name="IntegrantesGrupo.B2" style:family="table-cell">
      <style:table-cell-properties fo:background-color="#2a6099" fo:padding="0.097cm" fo:border-left="1pt solid #2a6099" fo:border-right="none" fo:border-top="none" fo:border-bottom="1pt solid #2a6099" style:writing-mode="page">
        <style:background-image/>
      </style:table-cell-properties>
    </style:style>
    <style:style style:name="IntegrantesGrupo.C2" style:family="table-cell">
      <style:table-cell-properties fo:background-color="#2a6099" fo:padding="0.097cm" fo:border-left="1pt solid #2a6099" fo:border-right="1pt solid #2a6099" fo:border-top="none" fo:border-bottom="1pt solid #2a6099" style:writing-mode="page">
        <style:background-image/>
      </style:table-cell-properties>
    </style:style>
    <style:style style:name="IntegrantesGrupo.A3" style:family="table-cell">
      <style:table-cell-properties fo:background-color="#ffffff" fo:padding="0.097cm" fo:border-left="1pt solid #2a6099" fo:border-right="none" fo:border-top="none" fo:border-bottom="1pt solid #2a6099" style:writing-mode="page">
        <style:background-image/>
      </style:table-cell-properties>
    </style:style>
    <style:style style:name="IntegrantesGrupo.B3" style:family="table-cell">
      <style:table-cell-properties fo:background-color="#ffffff" fo:padding="0.097cm" fo:border-left="1pt solid #2a6099" fo:border-right="none" fo:border-top="none" fo:border-bottom="1pt solid #2a6099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97cm" fo:border-left="1pt solid #2a6099" fo:border-right="1pt solid #2a6099" fo:border-top="none" fo:border-bottom="1pt solid #2a6099" style:writing-mode="page">
        <style:background-image/>
      </style:table-cell-properties>
    </style:style>
    <style:style style:name="Table1" style:family="table" style:master-page-name="">
      <style:table-properties style:width="19.514cm" fo:margin-left="0.083cm" style:page-number="auto" fo:break-before="auto" fo:break-after="auto" table:align="left" fo:keep-with-next="auto" style:may-break-between-rows="true" style:writing-mode="lr-tb" table:border-model="collapsing"/>
    </style:style>
    <style:style style:name="Table1.A" style:family="table-column">
      <style:table-column-properties style:column-width="2.702cm"/>
    </style:style>
    <style:style style:name="Table1.B" style:family="table-column">
      <style:table-column-properties style:column-width="2.798cm"/>
    </style:style>
    <style:style style:name="Table1.C" style:family="table-column">
      <style:table-column-properties style:column-width="3.307cm"/>
    </style:style>
    <style:style style:name="Table1.D" style:family="table-column">
      <style:table-column-properties style:column-width="0.159cm"/>
    </style:style>
    <style:style style:name="Table1.E" style:family="table-column">
      <style:table-column-properties style:column-width="1.334cm"/>
    </style:style>
    <style:style style:name="Table1.F" style:family="table-column">
      <style:table-column-properties style:column-width="2.004cm"/>
    </style:style>
    <style:style style:name="Table1.G" style:family="table-column">
      <style:table-column-properties style:column-width="0.596cm"/>
    </style:style>
    <style:style style:name="Table1.H" style:family="table-column">
      <style:table-column-properties style:column-width="1.709cm"/>
    </style:style>
    <style:style style:name="Table1.I" style:family="table-column">
      <style:table-column-properties style:column-width="2.097cm"/>
    </style:style>
    <style:style style:name="Table1.J" style:family="table-column">
      <style:table-column-properties style:column-width="2.808cm"/>
    </style:style>
    <style:style style:name="Table1.1" style:family="table-row">
      <style:table-row-properties style:min-row-height="2.346cm" fo:keep-together="auto"/>
    </style:style>
    <style:style style:name="Table1.A1" style:family="table-cell">
      <style:table-cell-properties style:vertical-align="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.E1" style:family="table-cell">
      <style:table-cell-properties style:vertical-align="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.2" style:family="table-row">
      <style:table-row-properties style:min-row-height="0.686cm" fo:keep-together="auto"/>
    </style:style>
    <style:style style:name="Table1.A2" style:family="table-cell">
      <style:table-cell-properties style:vertical-align="middle" fo:background-color="#ffb66c" fo:padding="0.097cm" fo:border="0.5pt solid #2a6099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.A4" style:family="table-cell">
      <style:table-cell-properties style:vertical-align="middle" fo:background-color="#2a6099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.5" style:family="table-row">
      <style:table-row-properties style:min-row-height="0.741cm" fo:keep-together="auto"/>
    </style:style>
    <style:style style:name="Table1.A5" style:family="table-cell">
      <style:table-cell-properties style:vertical-align="middle" fo:background-color="#ffb66c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.6" style:family="table-row">
      <style:table-row-properties style:min-row-height="1.274cm" fo:keep-together="auto"/>
    </style:style>
    <style:style style:name="Table1.A7" style:family="table-cell">
      <style:table-cell-properties style:vertical-align="middle" fo:background-color="#e8f2a1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.A8" style:family="table-cell">
      <style:table-cell-properties style:vertical-align="middle"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.23" style:family="table-row">
      <style:table-row-properties style:min-row-height="0.503cm" fo:keep-together="auto"/>
    </style:style>
    <style:style style:name="Table1.24" style:family="table-row">
      <style:table-row-properties style:min-row-height="0.616cm" fo:keep-together="auto"/>
    </style:style>
    <style:style style:name="Table1.A26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.A27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.39" style:family="table-row">
      <style:table-row-properties style:min-row-height="0.737cm" fo:keep-together="auto"/>
    </style:style>
    <style:style style:name="Table1.A39" style:family="table-cell">
      <style:table-cell-properties style:vertical-align="middle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.A57" style:family="table-cell">
      <style:table-cell-properties style:vertical-align="middle" fo:background-color="#ffb66c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.A80" style:family="table-cell">
      <style:table-cell-properties style:vertical-align="middle" fo:background-color="#ffffff" fo:padding="0.097cm" fo:border-left="0.5pt solid #2a6099" fo:border-right="0.5pt solid #2a6099" fo:border-top="none" fo:border-bottom="0.5pt solid #000000" style:writing-mode="page">
        <style:background-image/>
      </style:table-cell-properties>
    </style:style>
    <style:style style:name="Table1.A81" style:family="table-cell">
      <style:table-cell-properties style:vertical-align="middle" fo:background-color="#2a60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83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.117" style:family="table-row">
      <style:table-row-properties style:min-row-height="0.228cm" fo:keep-together="auto"/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Standard">
      <style:text-properties officeooo:rsid="0226143f" officeooo:paragraph-rsid="0226143f"/>
    </style:style>
    <style:style style:name="P3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Calibri1" fo:font-size="12pt" fo:language="gl" fo:country="ES" fo:font-weight="normal" officeooo:rsid="00b2dcef" style:font-size-asian="12pt" style:font-weight-asian="normal" style:font-name-complex="Calibri2" style:font-size-complex="12pt" style:font-weight-complex="normal"/>
    </style:style>
    <style:style style:name="P7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ffffff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13f248" officeooo:paragraph-rsid="0213f248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1ee55a" officeooo:paragraph-rsid="021ee55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paragraph-rsid="0210d2db"/>
    </style:style>
    <style:style style:name="P10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paragraph-rsid="0222b523"/>
    </style:style>
    <style:style style:name="P11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paragraph-rsid="01fe698a"/>
    </style:style>
    <style:style style:name="P12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2139d7" officeooo:paragraph-rsid="022139d7"/>
    </style:style>
    <style:style style:name="P13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21ed19f" officeooo:paragraph-rsid="021ed19f"/>
    </style:style>
    <style:style style:name="P14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ffffff" fo:font-weight="bold" officeooo:rsid="021ed19f" officeooo:paragraph-rsid="021ed19f" style:font-weight-asian="bold" style:font-weight-complex="bold"/>
    </style:style>
    <style:style style:name="P15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ffffff" fo:font-weight="bold" officeooo:rsid="022139d7" officeooo:paragraph-rsid="022139d7" style:font-weight-asian="bold" style:font-weight-complex="bold"/>
    </style:style>
    <style:style style:name="P16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fe81c" officeooo:paragraph-rsid="01efe8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bold" officeooo:rsid="01efe81c" officeooo:paragraph-rsid="01efe81c" style:font-size-asian="11pt" style:font-style-asian="normal" style:font-weight-asian="bold" style:font-name-complex="Calibri2" style:font-size-complex="11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bold" officeooo:rsid="020d1b58" officeooo:paragraph-rsid="020d1b58" style:font-size-asian="11pt" style:font-style-asian="normal" style:font-weight-asian="bold" style:font-name-complex="Calibri2" style:font-size-complex="11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2c5afb" officeooo:paragraph-rsid="022c5afb" style:font-size-asian="11pt" style:font-style-asian="normal" style:font-weight-asian="normal" style:font-name-complex="Calibri2" style:font-size-complex="11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fo:font-weight="normal" officeooo:rsid="022139d7" officeooo:paragraph-rsid="022139d7" style:font-weight-asian="normal" style:font-weight-complex="normal"/>
    </style:style>
    <style:style style:name="P23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22ce90"/>
    </style:style>
    <style:style style:name="P24" style:family="paragraph" style:parent-style-name="Table_20_Contents">
      <style:paragraph-properties fo:margin-top="0cm" fo:margin-bottom="0cm" loext:contextual-spacing="false" fo:text-align="start" style:justify-single-word="false"/>
      <style:text-properties fo:font-weight="bold" officeooo:rsid="021ed19f" officeooo:paragraph-rsid="021ed19f" style:font-weight-asian="bold" style:font-weight-complex="bold"/>
    </style:style>
    <style:style style:name="P2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13c7e21"/>
    </style:style>
    <style:style style:name="P26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222ce90" officeooo:paragraph-rsid="0222ce90"/>
    </style:style>
    <style:style style:name="P27" style:family="paragraph" style:parent-style-name="Standard">
      <style:paragraph-properties fo:margin-top="0cm" fo:margin-bottom="0cm" loext:contextual-spacing="false"/>
      <style:text-properties officeooo:rsid="021d1714" officeooo:paragraph-rsid="021d1714"/>
    </style:style>
    <style:style style:name="P28" style:family="paragraph" style:parent-style-name="Standard">
      <style:paragraph-properties fo:margin-top="0cm" fo:margin-bottom="0cm" loext:contextual-spacing="false"/>
      <style:text-properties officeooo:rsid="021d1714" officeooo:paragraph-rsid="022a247e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fo:language="gl" fo:country="ES" officeooo:rsid="022139d7" officeooo:paragraph-rsid="022139d7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/>
      <style:text-properties fo:language="gl" fo:country="ES" officeooo:rsid="022139d7" officeooo:paragraph-rsid="0222ce90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/>
      <style:text-properties fo:language="gl" fo:country="ES" officeooo:rsid="022139d7" officeooo:paragraph-rsid="02256225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/>
      <style:text-properties fo:language="gl" fo:country="ES" officeooo:rsid="022139d7" officeooo:paragraph-rsid="0228db47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/>
      <style:text-properties fo:language="gl" fo:country="ES" officeooo:rsid="022139d7" officeooo:paragraph-rsid="022a247e"/>
    </style:style>
    <style:style style:name="P34" style:family="paragraph" style:parent-style-name="Standard">
      <style:paragraph-properties fo:margin-top="0cm" fo:margin-bottom="0cm" loext:contextual-spacing="false" fo:text-align="start" style:justify-single-word="false"/>
      <style:text-properties fo:language="gl" fo:country="ES" fo:font-weight="bold" officeooo:rsid="021ed19f" officeooo:paragraph-rsid="0222ce90" style:font-weight-asian="bold" style:font-weight-complex="bold"/>
    </style:style>
    <style:style style:name="P35" style:family="paragraph" style:parent-style-name="Standard">
      <style:paragraph-properties fo:margin-top="0cm" fo:margin-bottom="0cm" loext:contextual-spacing="false"/>
      <style:text-properties fo:language="gl" fo:country="ES" fo:font-weight="bold" officeooo:rsid="02256225" officeooo:paragraph-rsid="02256225" style:font-weight-asian="bold" style:font-weight-complex="bold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fo:language="gl" fo:country="ES" fo:font-weight="bold" officeooo:rsid="022acf6f" officeooo:paragraph-rsid="022acf6f" style:font-weight-asian="bold" style:font-weight-complex="bold"/>
    </style:style>
    <style:style style:name="P37" style:family="paragraph" style:parent-style-name="Standard">
      <style:paragraph-properties fo:margin-top="0cm" fo:margin-bottom="0cm" loext:contextual-spacing="false"/>
      <style:text-properties fo:language="gl" fo:country="ES" officeooo:rsid="02256225" officeooo:paragraph-rsid="02256225"/>
    </style:style>
    <style:style style:name="P38" style:family="paragraph" style:parent-style-name="Standard">
      <style:paragraph-properties fo:margin-top="0cm" fo:margin-bottom="0cm" loext:contextual-spacing="false"/>
      <style:text-properties fo:language="gl" fo:country="ES" officeooo:rsid="0226143f" officeooo:paragraph-rsid="0226143f"/>
    </style:style>
    <style:style style:name="P39" style:family="paragraph" style:parent-style-name="Standard">
      <style:paragraph-properties fo:margin-top="0cm" fo:margin-bottom="0cm" loext:contextual-spacing="false"/>
      <style:text-properties fo:language="gl" fo:country="ES" officeooo:rsid="0227fbdb" officeooo:paragraph-rsid="0227fbdb"/>
    </style:style>
    <style:style style:name="P40" style:family="paragraph" style:parent-style-name="Standard">
      <style:paragraph-properties fo:margin-top="0cm" fo:margin-bottom="0cm" loext:contextual-spacing="false" fo:text-align="start" style:justify-single-word="false"/>
      <style:text-properties officeooo:rsid="022139d7" officeooo:paragraph-rsid="022139d7"/>
    </style:style>
    <style:style style:name="P41" style:family="paragraph" style:parent-style-name="Standard">
      <style:paragraph-properties fo:margin-top="0cm" fo:margin-bottom="0cm" loext:contextual-spacing="false"/>
      <style:text-properties officeooo:paragraph-rsid="021d1714"/>
    </style:style>
    <style:style style:name="P42" style:family="paragraph" style:parent-style-name="Standard">
      <style:paragraph-properties fo:margin-top="0cm" fo:margin-bottom="0cm" loext:contextual-spacing="false"/>
      <style:text-properties officeooo:paragraph-rsid="02256225"/>
    </style:style>
    <style:style style:name="P43" style:family="paragraph" style:parent-style-name="Standard">
      <style:paragraph-properties fo:margin-top="0cm" fo:margin-bottom="0cm" loext:contextual-spacing="false"/>
      <style:text-properties fo:font-size="10pt" fo:language="gl" fo:country="ES" officeooo:rsid="0226143f" officeooo:paragraph-rsid="0226143f" style:font-size-asian="10pt" style:font-size-complex="10pt"/>
    </style:style>
    <style:style style:name="P44" style:family="paragraph" style:parent-style-name="Standard">
      <style:paragraph-properties fo:margin-top="0cm" fo:margin-bottom="0cm" loext:contextual-spacing="false"/>
      <style:text-properties fo:font-size="10pt" fo:language="gl" fo:country="ES" officeooo:rsid="02256225" officeooo:paragraph-rsid="02256225" style:font-size-asian="10pt" style:font-size-complex="10pt"/>
    </style:style>
    <style:style style:name="P45" style:family="paragraph" style:parent-style-name="Standard">
      <style:paragraph-properties fo:margin-top="0cm" fo:margin-bottom="0cm" loext:contextual-spacing="false"/>
      <style:text-properties officeooo:paragraph-rsid="022a247e"/>
    </style:style>
    <style:style style:name="P46" style:family="paragraph" style:parent-style-name="Standard">
      <style:paragraph-properties fo:margin-top="0cm" fo:margin-bottom="0cm" loext:contextual-spacing="false"/>
      <style:text-properties style:font-name="Courier New" fo:font-size="9pt" officeooo:rsid="021d1714" officeooo:paragraph-rsid="022a247e" style:font-size-asian="9pt" style:font-size-complex="9pt"/>
    </style:style>
    <style:style style:name="P47" style:family="paragraph" style:parent-style-name="Standard">
      <style:paragraph-properties fo:margin-top="0cm" fo:margin-bottom="0cm" loext:contextual-spacing="false"/>
      <style:text-properties officeooo:rsid="022c5afb" officeooo:paragraph-rsid="022c5afb"/>
    </style:style>
    <style:style style:name="P48" style:family="paragraph" style:parent-style-name="Standard">
      <loext:graphic-properties draw:fill="none"/>
      <style:paragraph-properties fo:margin-left="0.3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language="gl" fo:country="ES" officeooo:rsid="0228db47" officeooo:paragraph-rsid="0228db47"/>
    </style:style>
    <style:style style:name="P49" style:family="paragraph" style:parent-style-name="Standard">
      <style:paragraph-properties fo:margin-top="0cm" fo:margin-bottom="0cm" loext:contextual-spacing="false" fo:text-align="start" style:justify-single-word="false"/>
      <style:text-properties fo:language="gl" fo:country="ES" officeooo:rsid="021ed19f" officeooo:paragraph-rsid="0222ce90"/>
    </style:style>
    <style:style style:name="P50" style:family="paragraph" style:parent-style-name="Standard" style:list-style-name="L4">
      <style:paragraph-properties fo:margin-top="0cm" fo:margin-bottom="0cm" loext:contextual-spacing="false"/>
      <style:text-properties fo:language="gl" fo:country="ES" officeooo:rsid="02256225" officeooo:paragraph-rsid="02256225"/>
    </style:style>
    <style:style style:name="P51" style:family="paragraph" style:parent-style-name="Standard" style:list-style-name="L4">
      <style:paragraph-properties fo:margin-top="0cm" fo:margin-bottom="0cm" loext:contextual-spacing="false"/>
      <style:text-properties fo:language="gl" fo:country="ES" officeooo:rsid="02256225" officeooo:paragraph-rsid="02258fa0"/>
    </style:style>
    <style:style style:name="P52" style:family="paragraph" style:parent-style-name="Standard" style:list-style-name="L4">
      <style:paragraph-properties fo:margin-top="0cm" fo:margin-bottom="0cm" loext:contextual-spacing="false"/>
      <style:text-properties fo:language="gl" fo:country="ES" officeooo:rsid="02258fa0" officeooo:paragraph-rsid="02258fa0"/>
    </style:style>
    <style:style style:name="P53" style:family="paragraph" style:parent-style-name="Standard" style:list-style-name="L4">
      <style:paragraph-properties fo:margin-top="0cm" fo:margin-bottom="0cm" loext:contextual-spacing="false"/>
      <style:text-properties fo:language="gl" fo:country="ES" officeooo:rsid="0226143f" officeooo:paragraph-rsid="0226143f"/>
    </style:style>
    <style:style style:name="P54" style:family="paragraph" style:parent-style-name="Standard">
      <style:paragraph-properties fo:margin-top="0cm" fo:margin-bottom="0cm" loext:contextual-spacing="false" fo:text-align="start" style:justify-single-word="false"/>
      <style:text-properties fo:language="gl" fo:country="ES" officeooo:rsid="022139d7" officeooo:paragraph-rsid="023005d8"/>
    </style:style>
    <style:style style:name="P55" style:family="paragraph" style:parent-style-name="Standard" style:list-style-name="L5">
      <style:paragraph-properties fo:margin-top="0cm" fo:margin-bottom="0cm" loext:contextual-spacing="false"/>
      <style:text-properties fo:language="gl" fo:country="ES" fo:font-weight="normal" officeooo:rsid="022de7eb" officeooo:paragraph-rsid="022de7eb" style:font-weight-asian="normal" style:font-weight-complex="normal"/>
    </style:style>
    <style:style style:name="P56" style:family="paragraph" style:parent-style-name="Standard">
      <style:paragraph-properties fo:margin-top="0cm" fo:margin-bottom="0cm" loext:contextual-spacing="false"/>
      <style:text-properties fo:language="gl" fo:country="ES" fo:font-weight="normal" officeooo:rsid="022de7eb" officeooo:paragraph-rsid="022de7eb" style:font-weight-asian="normal" style:font-weight-complex="normal"/>
    </style:style>
    <style:style style:name="P57" style:family="paragraph" style:parent-style-name="Standard" style:list-style-name="L5">
      <style:paragraph-properties fo:margin-top="0cm" fo:margin-bottom="0cm" loext:contextual-spacing="false"/>
      <style:text-properties fo:language="gl" fo:country="ES" fo:font-weight="normal" officeooo:rsid="022f4fc2" officeooo:paragraph-rsid="022f4fc2" style:font-weight-asian="normal" style:font-weight-complex="normal"/>
    </style:style>
    <style:style style:name="P58" style:family="paragraph" style:parent-style-name="Standard">
      <style:paragraph-properties fo:margin-top="0cm" fo:margin-bottom="0cm" loext:contextual-spacing="false"/>
      <style:text-properties fo:language="gl" fo:country="ES" fo:font-weight="normal" officeooo:rsid="022f4fc2" officeooo:paragraph-rsid="022f4fc2" style:font-weight-asian="normal" style:font-weight-complex="normal"/>
    </style:style>
    <style:style style:name="P59" style:family="paragraph" style:parent-style-name="Standard" style:list-style-name="L5">
      <style:paragraph-properties fo:margin-top="0cm" fo:margin-bottom="0cm" loext:contextual-spacing="false"/>
      <style:text-properties fo:language="gl" fo:country="ES" officeooo:rsid="022f4fc2" officeooo:paragraph-rsid="022f4fc2"/>
    </style:style>
    <style:style style:name="P60" style:family="paragraph" style:parent-style-name="Standard">
      <style:paragraph-properties fo:margin-top="0cm" fo:margin-bottom="0cm" loext:contextual-spacing="false" fo:text-align="start" style:justify-single-word="false"/>
      <style:text-properties fo:language="gl" fo:country="ES" officeooo:rsid="023005d8" officeooo:paragraph-rsid="023005d8"/>
    </style:style>
    <style:style style:name="P61" style:family="paragraph" style:parent-style-name="Standard" style:list-style-name="L4">
      <style:paragraph-properties fo:margin-top="0cm" fo:margin-bottom="0cm" loext:contextual-spacing="false"/>
      <style:text-properties fo:color="#ff0000" fo:language="gl" fo:country="ES" officeooo:rsid="02256225" officeooo:paragraph-rsid="02258fa0"/>
    </style:style>
    <style:style style:name="P62" style:family="paragraph" style:parent-style-name="Standard" style:list-style-name="L4">
      <style:paragraph-properties fo:margin-top="0cm" fo:margin-bottom="0cm" loext:contextual-spacing="false"/>
      <style:text-properties fo:color="#ff0000" style:font-name="Courier New" fo:language="gl" fo:country="ES" fo:font-weight="bold" officeooo:rsid="0226143f" officeooo:paragraph-rsid="0226143f" style:font-weight-asian="bold" style:font-weight-complex="bold"/>
    </style:style>
    <style:style style:name="P63" style:family="paragraph" style:parent-style-name="Standard" style:list-style-name="L4">
      <style:paragraph-properties fo:margin-top="0cm" fo:margin-bottom="0cm" loext:contextual-spacing="false"/>
      <style:text-properties officeooo:paragraph-rsid="0226143f"/>
    </style:style>
    <style:style style:name="P64" style:family="paragraph" style:parent-style-name="Standard" style:list-style-name="L5">
      <style:paragraph-properties fo:margin-top="0cm" fo:margin-bottom="0cm" loext:contextual-spacing="false"/>
      <style:text-properties style:use-window-font-color="true" officeooo:rsid="022a247e" officeooo:paragraph-rsid="022acf6f"/>
    </style:style>
    <style:style style:name="P65" style:family="paragraph" style:parent-style-name="Standard" style:list-style-name="L5">
      <style:paragraph-properties fo:margin-top="0cm" fo:margin-bottom="0cm" loext:contextual-spacing="false"/>
      <style:text-properties officeooo:rsid="022a247e" officeooo:paragraph-rsid="022acf6f"/>
    </style:style>
    <style:style style:name="P66" style:family="paragraph" style:parent-style-name="Standard" style:list-style-name="L5">
      <style:paragraph-properties fo:margin-top="0cm" fo:margin-bottom="0cm" loext:contextual-spacing="false"/>
      <style:text-properties officeooo:paragraph-rsid="022acf6f"/>
    </style:style>
    <style:style style:name="P67" style:family="paragraph" style:parent-style-name="Standard" style:list-style-name="L5">
      <style:paragraph-properties fo:margin-top="0cm" fo:margin-bottom="0cm" loext:contextual-spacing="false"/>
      <style:text-properties officeooo:paragraph-rsid="022c5afb"/>
    </style:style>
    <style:style style:name="P68" style:family="paragraph" style:parent-style-name="Standard" style:list-style-name="L5">
      <style:paragraph-properties fo:margin-top="0cm" fo:margin-bottom="0cm" loext:contextual-spacing="false"/>
      <style:text-properties officeooo:paragraph-rsid="022f4fc2"/>
    </style:style>
    <style:style style:name="P69" style:family="paragraph" style:parent-style-name="Standard" style:list-style-name="L5">
      <style:paragraph-properties fo:margin-top="0cm" fo:margin-bottom="0cm" loext:contextual-spacing="false"/>
      <style:text-properties officeooo:rsid="022b9c32" officeooo:paragraph-rsid="022b9c32"/>
    </style:style>
    <style:style style:name="P70" style:family="paragraph" style:parent-style-name="Standard" style:list-style-name="L5">
      <style:paragraph-properties fo:margin-top="0cm" fo:margin-bottom="0cm" loext:contextual-spacing="false"/>
      <style:text-properties officeooo:rsid="022c5afb" officeooo:paragraph-rsid="022c5afb"/>
    </style:style>
    <style:style style:name="P71" style:family="paragraph" style:parent-style-name="Standard" style:list-style-name="L5">
      <style:paragraph-properties fo:margin-top="0cm" fo:margin-bottom="0cm" loext:contextual-spacing="false"/>
      <style:text-properties officeooo:rsid="022de7eb" officeooo:paragraph-rsid="022de7eb"/>
    </style:style>
    <style:style style:name="P72" style:family="paragraph" style:parent-style-name="Standard" style:list-style-name="L5">
      <style:paragraph-properties fo:margin-top="0cm" fo:margin-bottom="0cm" loext:contextual-spacing="false"/>
      <style:text-properties officeooo:rsid="022f4fc2" officeooo:paragraph-rsid="022f4fc2"/>
    </style:style>
    <style:style style:name="P73" style:family="paragraph" style:parent-style-name="Standard">
      <style:paragraph-properties fo:margin-top="0cm" fo:margin-bottom="0cm" loext:contextual-spacing="false"/>
      <style:text-properties fo:font-weight="bold" officeooo:rsid="022f4fc2" officeooo:paragraph-rsid="022f4fc2" style:font-weight-asian="bold" style:font-weight-complex="bold"/>
    </style:style>
    <style:style style:name="P74" style:family="paragraph" style:parent-style-name="Standard">
      <style:paragraph-properties fo:margin-top="0cm" fo:margin-bottom="0cm" loext:contextual-spacing="false"/>
      <style:text-properties fo:font-size="7pt" fo:language="gl" fo:country="ES" fo:font-weight="bold" officeooo:rsid="023005d8" officeooo:paragraph-rsid="023005d8" style:font-size-asian="7pt" style:font-weight-asian="bold" style:font-size-complex="7pt" style:font-weight-complex="bold"/>
    </style:style>
    <style:style style:name="P75" style:family="paragraph" style:parent-style-name="Standard" style:list-style-name="L4">
      <loext:graphic-properties draw:fill="none"/>
      <style:paragraph-properties fo:margin-left="0.9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/>
      <style:text-properties officeooo:paragraph-rsid="0228db47"/>
    </style:style>
    <style:style style:name="P76" style:family="paragraph" style:parent-style-name="Standard" style:list-style-name="L4">
      <loext:graphic-properties draw:fill="none"/>
      <style:paragraph-properties fo:margin-left="0.9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/>
      <style:text-properties fo:language="gl" fo:country="ES" officeooo:rsid="0227fbdb" officeooo:paragraph-rsid="0227fbdb"/>
    </style:style>
    <style:style style:name="P77" style:family="paragraph" style:parent-style-name="Standard" style:list-style-name="L4">
      <loext:graphic-properties draw:fill="none"/>
      <style:paragraph-properties fo:margin-left="0.9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/>
      <style:text-properties fo:language="gl" fo:country="ES" officeooo:rsid="0228db47" officeooo:paragraph-rsid="0228db47"/>
    </style:style>
    <style:style style:name="P78" style:family="paragraph" style:parent-style-name="Standard" style:list-style-name="L4">
      <loext:graphic-properties draw:fill="none"/>
      <style:paragraph-properties fo:margin-left="0.9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/>
      <style:text-properties fo:color="#ff0000" style:font-name="Courier New" fo:language="gl" fo:country="ES" fo:font-weight="bold" officeooo:rsid="0228db47" officeooo:paragraph-rsid="0228db47" style:font-weight-asian="bold" style:font-weight-complex="bold"/>
    </style:style>
    <style:style style:name="P79" style:family="paragraph" style:parent-style-name="Standard" style:list-style-name="L4">
      <loext:graphic-properties draw:fill="none"/>
      <style:paragraph-properties fo:margin-left="0.3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language="gl" fo:country="ES" officeooo:rsid="0227fbdb" officeooo:paragraph-rsid="0227fbdb"/>
    </style:style>
    <style:style style:name="P80" style:family="paragraph" style:parent-style-name="Standard" style:list-style-name="L4">
      <loext:graphic-properties draw:fill="none"/>
      <style:paragraph-properties fo:margin-left="0.3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language="gl" fo:country="ES" officeooo:rsid="02256225" officeooo:paragraph-rsid="02256225"/>
    </style:style>
    <style:style style:name="P81" style:family="paragraph" style:parent-style-name="Standard" style:list-style-name="L4">
      <loext:graphic-properties draw:fill="none"/>
      <style:paragraph-properties fo:margin-left="0.3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language="gl" fo:country="ES" officeooo:rsid="0228db47" officeooo:paragraph-rsid="0228db47"/>
    </style:style>
    <style:style style:name="P82" style:family="paragraph" style:parent-style-name="Standard" style:list-style-name="L5">
      <loext:graphic-properties draw:fill="none"/>
      <style:paragraph-properties fo:margin-left="1.101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/>
      <style:text-properties fo:language="gl" fo:country="ES" officeooo:paragraph-rsid="022f4fc2"/>
    </style:style>
    <style:style style:name="P83" style:family="paragraph" style:parent-style-name="Standard" style:list-style-name="L5">
      <loext:graphic-properties draw:fill="none"/>
      <style:paragraph-properties fo:margin-left="1.101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/>
      <style:text-properties fo:language="gl" fo:country="ES" officeooo:rsid="022f4fc2" officeooo:paragraph-rsid="022f4fc2"/>
    </style:style>
    <style:style style:name="P84" style:family="paragraph" style:parent-style-name="Standard" style:list-style-name="L5">
      <loext:graphic-properties draw:fill="none"/>
      <style:paragraph-properties fo:margin-left="1.101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/>
      <style:text-properties officeooo:paragraph-rsid="022f4fc2"/>
    </style:style>
    <style:style style:name="P85" style:family="paragraph" style:parent-style-name="Standard" style:list-style-name="L5">
      <loext:graphic-properties draw:fill="none"/>
      <style:paragraph-properties fo:margin-left="1.101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/>
      <style:text-properties officeooo:paragraph-rsid="023005d8"/>
    </style:style>
    <style:style style:name="P86" style:family="paragraph" style:parent-style-name="Standard" style:list-style-name="L5">
      <loext:graphic-properties draw:fill="none"/>
      <style:paragraph-properties fo:margin-left="0.501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language="gl" fo:country="ES" officeooo:rsid="023005d8" officeooo:paragraph-rsid="023005d8"/>
    </style:style>
    <style:style style:name="P87" style:family="paragraph" style:parent-style-name="Standard" style:list-style-name="L5">
      <loext:graphic-properties draw:fill="none"/>
      <style:paragraph-properties fo:margin-left="0.501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language="gl" fo:country="ES" officeooo:rsid="022139d7" officeooo:paragraph-rsid="023005d8"/>
    </style:style>
    <style:style style:name="P88" style:family="paragraph" style:parent-style-name="Standard" style:list-style-name="L5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language="gl" fo:country="ES" fo:font-weight="bold" officeooo:rsid="022f4fc2" officeooo:paragraph-rsid="022f4fc2" style:font-weight-asian="bold" style:font-weight-complex="bold"/>
    </style:style>
    <style:style style:name="P89" style:family="paragraph" style:parent-style-name="Standard" style:list-style-name="L5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23005d8"/>
    </style:style>
    <style:style style:name="P90" style:family="paragraph" style:parent-style-name="Standard" style:list-style-name="L5">
      <loext:graphic-properties draw:fill="none"/>
      <style:paragraph-properties fo:margin-left="1.3cm" fo:margin-right="0cm" fo:margin-top="0cm" fo:margin-bottom="0cm" loext:contextual-spacing="false" fo:line-height="115%" fo:text-align="start" style:justify-single-word="false" fo:orphans="2" fo:widows="2" fo:text-indent="-0.9cm" style:auto-text-indent="false" fo:background-color="transparent" style:writing-mode="lr-tb"/>
      <style:text-properties fo:language="gl" fo:country="ES" officeooo:rsid="022f4fc2" officeooo:paragraph-rsid="023005d8"/>
    </style:style>
    <style:style style:name="P91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1efe81c" officeooo:paragraph-rsid="01efe81c" style:font-size-asian="11pt" style:font-style-asian="normal" style:font-weight-asian="normal" style:font-name-complex="Calibri2" style:font-size-complex="11pt" style:font-style-complex="normal" style:font-weight-complex="normal" style:text-overline-style="none" style:text-overline-color="font-color"/>
    </style:style>
    <style:style style:name="P92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1efe81c" officeooo:paragraph-rsid="01f1b0aa" style:font-size-asian="11pt" style:font-style-asian="normal" style:font-weight-asian="normal" style:font-name-complex="Calibri2" style:font-size-complex="11pt" style:font-style-complex="normal" style:font-weight-complex="normal" style:text-overline-style="none" style:text-overline-color="font-color"/>
    </style:style>
    <style:style style:name="P93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1ed19f" officeooo:paragraph-rsid="021ed19f" style:font-size-asian="11pt" style:font-style-asian="normal" style:font-weight-asian="normal" style:font-name-complex="Calibri2" style:font-size-complex="11pt" style:font-style-complex="normal" style:font-weight-complex="normal" style:text-overline-style="none" style:text-overline-color="font-color"/>
    </style:style>
    <style:style style:name="P94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1ed19f" officeooo:paragraph-rsid="02256225" style:font-size-asian="11pt" style:font-style-asian="normal" style:font-weight-asian="normal" style:font-name-complex="Calibri2" style:font-size-complex="11pt" style:font-style-complex="normal" style:font-weight-complex="normal" style:text-overline-style="none" style:text-overline-color="font-color"/>
    </style:style>
    <style:style style:name="P95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2c5afb" officeooo:paragraph-rsid="021ed19f" style:font-size-asian="11pt" style:font-style-asian="normal" style:font-weight-asian="normal" style:font-name-complex="Calibri2" style:font-size-complex="11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13f248" officeooo:paragraph-rsid="0213f2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15a0c0" officeooo:paragraph-rsid="0215a0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15a0c0" officeooo:paragraph-rsid="022046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1ee55a" officeooo:paragraph-rsid="021ee5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20460e" officeooo:paragraph-rsid="022046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2139d7" officeooo:paragraph-rsid="022139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color="#000000" fo:font-weight="normal" officeooo:rsid="022139d7" officeooo:paragraph-rsid="022139d7" style:font-weight-asian="normal" style:font-weight-complex="normal"/>
    </style:style>
    <style:style style:name="P103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color="#ff0000" fo:font-weight="normal" officeooo:rsid="022139d7" officeooo:paragraph-rsid="022139d7" style:font-weight-asian="normal" style:font-weight-complex="normal"/>
    </style:style>
    <style:style style:name="P104" style:family="paragraph" style:parent-style-name="Table_20_Contents" style:list-style-name="L3">
      <style:paragraph-properties fo:margin-top="0cm" fo:margin-bottom="0cm" loext:contextual-spacing="false" fo:text-align="start" style:justify-single-word="false"/>
      <style:text-properties officeooo:paragraph-rsid="0222b523"/>
    </style:style>
    <style:style style:name="P105" style:family="paragraph" style:parent-style-name="Table_20_Contents" style:list-style-name="L3">
      <style:paragraph-properties fo:margin-top="0cm" fo:margin-bottom="0cm" loext:contextual-spacing="false" fo:text-align="start" style:justify-single-word="false"/>
      <style:text-properties fo:language="gl" fo:country="ES" officeooo:rsid="022139d7" officeooo:paragraph-rsid="022139d7"/>
    </style:style>
    <style:style style:name="P106" style:family="paragraph" style:parent-style-name="Table_20_Contents" style:list-style-name="L3">
      <style:paragraph-properties fo:margin-top="0cm" fo:margin-bottom="0cm" loext:contextual-spacing="false" fo:text-align="start" style:justify-single-word="false"/>
      <style:text-properties fo:language="gl" fo:country="ES" officeooo:rsid="022139d7" officeooo:paragraph-rsid="0222ce90"/>
    </style:style>
    <style:style style:name="P107" style:family="paragraph" style:parent-style-name="Table_20_Contents" style:list-style-name="L3">
      <style:paragraph-properties fo:margin-top="0cm" fo:margin-bottom="0cm" loext:contextual-spacing="false" fo:text-align="start" style:justify-single-word="false"/>
      <style:text-properties fo:language="gl" fo:country="ES" officeooo:rsid="022139d7" officeooo:paragraph-rsid="0224b753"/>
    </style:style>
    <style:style style:name="P10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2113558" officeooo:paragraph-rsid="02113558"/>
    </style:style>
    <style:style style:name="P109" style:family="paragraph" style:parent-style-name="Table_20_Contents" style:list-style-name="L7">
      <style:paragraph-properties fo:margin-top="0cm" fo:margin-bottom="0cm" loext:contextual-spacing="false" fo:line-height="100%" fo:text-align="start" style:justify-single-word="false"/>
      <style:text-properties officeooo:paragraph-rsid="0220460e"/>
    </style:style>
    <style:style style:name="P110" style:family="paragraph" style:parent-style-name="Table_20_Contents" style:list-style-name="L7">
      <style:paragraph-properties fo:margin-top="0cm" fo:margin-bottom="0cm" loext:contextual-spacing="false" fo:line-height="100%" fo:text-align="start" style:justify-single-word="false"/>
      <style:text-properties officeooo:paragraph-rsid="0215a0c0"/>
    </style:style>
    <style:style style:name="P111" style:family="paragraph" style:parent-style-name="Table_20_Contents" style:list-style-name="L7">
      <style:paragraph-properties fo:margin-top="0cm" fo:margin-bottom="0cm" loext:contextual-spacing="false" fo:line-height="100%" fo:text-align="start" style:justify-single-word="false"/>
      <style:text-properties officeooo:paragraph-rsid="022139d7"/>
    </style:style>
    <style:style style:name="T1" style:family="text">
      <style:text-properties officeooo:rsid="004d5155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15a0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2046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2139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3069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officeooo:rsid="022acf6f"/>
    </style:style>
    <style:style style:name="T7" style:family="text">
      <style:text-properties officeooo:rsid="01928930"/>
    </style:style>
    <style:style style:name="T8" style:family="text">
      <style:text-properties officeooo:rsid="01ebef80"/>
    </style:style>
    <style:style style:name="T9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e3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d1b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937a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c08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e69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e3d3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a709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d171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28db4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0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2cfc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1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2de7e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2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30696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3" style:family="text">
      <style:text-properties fo:language="gl" fo:country="ES" fo:font-weight="bold" officeooo:rsid="021d1714" style:font-weight-asian="bold" style:font-weight-complex="bold"/>
    </style:style>
    <style:style style:name="T24" style:family="text">
      <style:text-properties fo:language="gl" fo:country="ES" fo:font-weight="bold" officeooo:rsid="0222b523" style:font-weight-asian="bold" style:font-weight-complex="bold"/>
    </style:style>
    <style:style style:name="T25" style:family="text">
      <style:text-properties fo:language="gl" fo:country="ES" fo:font-weight="bold" officeooo:rsid="0226143f" style:font-weight-asian="bold" style:font-weight-complex="bold"/>
    </style:style>
    <style:style style:name="T26" style:family="text">
      <style:text-properties fo:language="gl" fo:country="ES" officeooo:rsid="021d1714"/>
    </style:style>
    <style:style style:name="T27" style:family="text">
      <style:text-properties fo:language="gl" fo:country="ES" fo:font-weight="normal" style:font-weight-asian="normal" style:font-weight-complex="normal"/>
    </style:style>
    <style:style style:name="T28" style:family="text">
      <style:text-properties fo:language="gl" fo:country="ES" fo:font-weight="normal" officeooo:rsid="021d1714" style:font-weight-asian="normal" style:font-weight-complex="normal"/>
    </style:style>
    <style:style style:name="T29" style:family="text">
      <style:text-properties fo:language="gl" fo:country="ES" fo:font-weight="normal" officeooo:rsid="02256225" style:font-weight-asian="normal" style:font-weight-complex="normal"/>
    </style:style>
    <style:style style:name="T30" style:family="text">
      <style:text-properties fo:language="gl" fo:country="ES" fo:font-weight="normal" officeooo:rsid="0228db47" style:font-weight-asian="normal" style:font-weight-complex="normal"/>
    </style:style>
    <style:style style:name="T31" style:family="text">
      <style:text-properties fo:language="gl" fo:country="ES" fo:font-weight="normal" officeooo:rsid="022c5afb" style:font-weight-asian="normal" style:font-weight-complex="normal"/>
    </style:style>
    <style:style style:name="T32" style:family="text">
      <style:text-properties fo:language="gl" fo:country="ES" fo:font-weight="normal" officeooo:rsid="022de7eb" style:font-weight-asian="normal" style:font-weight-complex="normal"/>
    </style:style>
    <style:style style:name="T33" style:family="text">
      <style:text-properties fo:language="gl" fo:country="ES" fo:font-weight="normal" officeooo:rsid="022f4fc2" style:font-weight-asian="normal" style:font-weight-complex="normal"/>
    </style:style>
    <style:style style:name="T34" style:family="text">
      <style:text-properties fo:language="gl" fo:country="ES" officeooo:rsid="022139d7"/>
    </style:style>
    <style:style style:name="T35" style:family="text">
      <style:text-properties fo:language="gl" fo:country="ES" officeooo:rsid="0222ce90"/>
    </style:style>
    <style:style style:name="T36" style:family="text">
      <style:text-properties fo:language="gl" fo:country="ES" officeooo:rsid="0222b523"/>
    </style:style>
    <style:style style:name="T37" style:family="text">
      <style:text-properties fo:language="gl" fo:country="ES" officeooo:rsid="0226143f"/>
    </style:style>
    <style:style style:name="T38" style:family="text">
      <style:text-properties fo:language="gl" fo:country="ES" officeooo:rsid="0227fbdb"/>
    </style:style>
    <style:style style:name="T39" style:family="text">
      <style:text-properties fo:language="gl" fo:country="ES" officeooo:rsid="0228db47"/>
    </style:style>
    <style:style style:name="T40" style:family="text">
      <style:text-properties fo:language="gl" fo:country="ES" officeooo:rsid="022f4fc2"/>
    </style:style>
    <style:style style:name="T41" style:family="text">
      <style:text-properties officeooo:rsid="021d1714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222ce90" style:font-weight-asian="bold" style:font-weight-complex="bold"/>
    </style:style>
    <style:style style:name="T44" style:family="text">
      <style:text-properties fo:font-weight="bold" officeooo:rsid="021d1714" style:font-weight-asian="bold" style:font-weight-complex="bold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21d1714" style:font-weight-asian="normal" style:font-weight-complex="normal"/>
    </style:style>
    <style:style style:name="T47" style:family="text">
      <style:text-properties fo:font-weight="normal" officeooo:rsid="022a247e" style:font-weight-asian="normal" style:font-weight-complex="normal"/>
    </style:style>
    <style:style style:name="T48" style:family="text">
      <style:text-properties officeooo:rsid="0220460e"/>
    </style:style>
    <style:style style:name="T49" style:family="text">
      <style:text-properties officeooo:rsid="022139d7"/>
    </style:style>
    <style:style style:name="T50" style:family="text">
      <style:text-properties officeooo:rsid="0222b523"/>
    </style:style>
    <style:style style:name="T51" style:family="text">
      <style:text-properties fo:color="#ff0000"/>
    </style:style>
    <style:style style:name="T52" style:family="text">
      <style:text-properties fo:color="#ff0000" officeooo:rsid="0226143f"/>
    </style:style>
    <style:style style:name="T53" style:family="text">
      <style:text-properties fo:color="#ff0000" style:font-name="Courier New" fo:font-size="10pt" fo:language="gl" fo:country="ES" fo:font-weight="bold" officeooo:rsid="0227fbdb" style:font-size-asian="10pt" style:font-weight-asian="bold" style:font-size-complex="10pt" style:font-weight-complex="bold"/>
    </style:style>
    <style:style style:name="T54" style:family="text">
      <style:text-properties fo:color="#ff0000" officeooo:rsid="022acf6f"/>
    </style:style>
    <style:style style:name="T55" style:family="text">
      <style:text-properties fo:color="#ff0000" officeooo:rsid="022b9c32"/>
    </style:style>
    <style:style style:name="T56" style:family="text">
      <style:text-properties officeooo:rsid="0222ce90"/>
    </style:style>
    <style:style style:name="T57" style:family="text">
      <style:text-properties officeooo:rsid="0224b753"/>
    </style:style>
    <style:style style:name="T58" style:family="text">
      <style:text-properties officeooo:rsid="02258fa0"/>
    </style:style>
    <style:style style:name="T59" style:family="text">
      <style:text-properties officeooo:rsid="0226143f"/>
    </style:style>
    <style:style style:name="T60" style:family="text">
      <style:text-properties style:use-window-font-color="true"/>
    </style:style>
    <style:style style:name="T61" style:family="text">
      <style:text-properties style:use-window-font-color="true" officeooo:rsid="0226143f"/>
    </style:style>
    <style:style style:name="T62" style:family="text">
      <style:text-properties style:use-window-font-color="true" fo:language="gl" fo:country="ES" fo:font-weight="bold" officeooo:rsid="022f4fc2" style:font-weight-asian="bold" style:font-weight-complex="bold"/>
    </style:style>
    <style:style style:name="T63" style:family="text">
      <style:text-properties style:use-window-font-color="true" fo:language="gl" fo:country="ES" fo:font-weight="bold" officeooo:rsid="023005d8" style:font-weight-asian="bold" style:font-weight-complex="bold"/>
    </style:style>
    <style:style style:name="T64" style:family="text">
      <style:text-properties officeooo:rsid="0228db47"/>
    </style:style>
    <style:style style:name="T65" style:family="text">
      <style:text-properties officeooo:rsid="022a247e"/>
    </style:style>
    <style:style style:name="T66" style:family="text">
      <style:text-properties officeooo:rsid="022acf6f"/>
    </style:style>
    <style:style style:name="T67" style:family="text">
      <style:text-properties officeooo:rsid="022c5afb"/>
    </style:style>
    <style:style style:name="T68" style:family="text">
      <style:text-properties officeooo:rsid="022de7eb"/>
    </style:style>
    <style:style style:name="T69" style:family="text">
      <style:text-properties officeooo:rsid="022f4fc2"/>
    </style:style>
    <style:style style:name="T70" style:family="text">
      <style:text-properties fo:color="#c9211e"/>
    </style:style>
    <style:style style:name="T71" style:family="text">
      <style:text-properties officeooo:rsid="023005d8"/>
    </style:style>
    <style:style style:name="T72" style:family="text">
      <style:text-properties officeooo:rsid="023069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tru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tracked-changes text:track-changes="false">
        <text:changed-region xml:id="ct94585148214704" text:id="ct94585148214704">
          <text:insertion>
            <office:change-info>
              <dc:creator>belay </dc:creator>
              <dc:date>2022-10-12T10:10:44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25"><text:span text:style-name="T10">PRÁCTICA</text:span><text:span text:style-name="T11"> MME – </text:span><text:span text:style-name="T10">UD01-</text:span><text:span text:style-name="T17">0</text:span><text:span text:style-name="T18">7 - </text:span><text:span text:style-name="T22">Codificación</text:span><text:span text:style-name="T16"> 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8">NÚMERO </text:p>
          </table:table-cell>
          <table:table-cell table:style-name="IntegrantesGrupo.B2" office:value-type="string">
            <text:p text:style-name="P17">DATA</text:p>
          </table:table-cell>
          <table:table-cell table:style-name="IntegrantesGrupo.C2" office:value-type="string">
            <text:p text:style-name="P16">Apelidos, Nome. <text:s text:c="31"/><text:span text:style-name="T8">Sinatura</text:span></text:p>
          </table:table-cell>
        </table:table-row>
        <table:table-row table:style-name="TableLine94585150462080">
          <table:table-cell table:style-name="IntegrantesGrupo.A3" office:value-type="string">
            <text:p text:style-name="P4"/>
          </table:table-cell>
          <table:table-cell table:style-name="IntegrantesGrupo.B3" office:value-type="string">
            <text:p text:style-name="P4"><text:s/></text:p>
          </table:table-cell>
          <table:table-cell table:style-name="IntegrantesGrupo.C3">
            <text:p text:style-name="P5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columns-spanned="4" office:value-type="string">
            <text:p text:style-name="P19"><text:span text:style-name="T7">M</text:span>aterial preciso:</text:p>
            <text:list xml:id="list1458003228" text:style-name="L1">
              <text:list-item>
                <text:p text:style-name="P91">Máquina virtual con Xubuntu. </text:p>
              </text:list-item>
              <text:list-item>
                <text:p text:style-name="P92">Tarxeta de rede en nat</text:p>
              </text:list-item>
              <text:list-item>
                <text:p text:style-name="P92">RAM: 2GB</text:p>
              </text:list-item>
            </text:list>
            <text:p text:style-name="P21">Comandos: <text:span text:style-name="T49">ascinema ,</text:span>apt</text:p>
          </table:table-cell>
          <table:covered-table-cell/>
          <table:covered-table-cell/>
          <table:covered-table-cell/>
          <table:table-cell table:style-name="Table1.E1" table:number-columns-spanned="6" office:value-type="string">
            <text:p text:style-name="P20">Comandos a estudar</text:p>
            <text:list xml:id="list102648165007453" text:continue-numbering="true" text:style-name="L1">
              <text:list-item>
                <text:p text:style-name="P93">ascii</text:p>
              </text:list-item>
              <text:list-item>
                <text:p text:style-name="P94">echo</text:p>
              </text:list-item>
              <text:list-item>
                <text:p text:style-name="P93">printf</text:p>
              </text:list-item>
              <text:list-item>
                <text:p text:style-name="P95">cowsay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10" office:value-type="string">
            <text:p text:style-name="P15"><text:span text:style-name="T51">IMPORTANTE: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table:number-columns-spanned="10" office:value-type="string">
            <text:p text:style-name="P22">Para realizar cada tarefa é preciso instalar a ferramenta asciinema que nos permite rexistrar todos pasos que realizamos no terminal. <text:span text:style-name="T57">Realiza os seguintes pasos no terminal: </text:span></text:p>
            <text:list xml:id="list1340748838" text:style-name="L2">
              <text:list-item>
                <text:p text:style-name="P103">sudo apt install asccinema</text:p>
              </text:list-item>
              <text:list-item>
                <text:p text:style-name="P102"><text:span text:style-name="T51">asccinema rec <text:s/></text:span><text:s/>#permite grabar a sesion</text:p>
              </text:list-item>
              <text:list-item>
                <text:p text:style-name="P102"><text:span text:style-name="T51">control + d </text:span><text:s text:c="8"/>#finaliza a grabacion </text:p>
              </text:list-item>
              <text:list-item>
                <text:p text:style-name="P102"><text:span text:style-name="T51">pulsa enter </text:span><text:s text:c="7"/>#sube a sesión a internet para que poida ser compartida.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4" table:number-columns-spanned="10" office:value-type="string">
            <text:p text:style-name="P14">A) Instala a ferramenta asci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10" office:value-type="string">
            <text:p text:style-name="P29">Recorda rexistrar esta tarefa con <text:span text:style-name="T42">ass</text:span><text:span text:style-name="T43">c</text:span><text:span text:style-name="T42">inema</text:span>.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3" table:number-columns-spanned="10" office:value-type="string">
            <text:p text:style-name="P49">Temos que instalar a ferramenta para elo empregaremos apt get install dende a consola </text:p>
            <text:p text:style-name="P34">sudo apt instal ascii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7" table:number-columns-spanned="10" office:value-type="string">
            <text:p text:style-name="P13">Agora veremos como obter información de cada un dos caracteres. A ferramenta ascii permítenos obter información sobre cada un dos caráctares. <text:s/>Por exemplo para o carácter “a” o seu uso sería no terminal da seguinte maneira: </text:p>
            <text:p text:style-name="P24">ascii a</text:p>
            <text:p text:style-name="P40">Recorda de consultar o manual para comprender todas as alternativas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8" table:number-columns-spanned="10" office:value-type="string">
            <text:list xml:id="list3631370129" text:style-name="L3">
              <text:list-item>
                <text:p text:style-name="P105">Como mostrarás a lista ascii en formato binario? (escribe o comando)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table:number-columns-spanned="10" office:value-type="string">
            <text:p text:style-name="P11"><text:s/>ascii -<text:span text:style-name="T49">b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8" table:number-columns-spanned="10" office:value-type="string">
            <text:list xml:id="list102649803057122" text:continue-numbering="true" text:style-name="L3">
              <text:list-item>
                <text:p text:style-name="P106">Como mostrarás a lista ascii en formato hexadecimal? (escribe o comando)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table:number-columns-spanned="10" office:value-type="string">
            <text:p text:style-name="P12"><text:s/>ascii -<text:span text:style-name="T50">x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8" table:number-columns-spanned="10" office:value-type="string">
            <text:list xml:id="list102649917467748" text:continue-numbering="true" text:style-name="L3">
              <text:list-item>
                <text:p text:style-name="P107">Como mostrarás a lista ascii en octal? (escribe o comando)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table:number-columns-spanned="10" office:value-type="string">
            <text:p text:style-name="P12"><text:s/>ascii -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8" table:number-columns-spanned="10" office:value-type="string">
            <text:list xml:id="list102648023695834" text:continue-numbering="true" text:style-name="L3">
              <text:list-item>
                <text:p text:style-name="P107">Como mostrarás a lista ascii en decimal? (escribe o comando)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table:number-columns-spanned="10" office:value-type="string">
            <text:p text:style-name="P11"><text:s/>ascii -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8" table:number-columns-spanned="10" office:value-type="string">
            <text:list xml:id="list102648812261774" text:continue-numbering="true" text:style-name="L3">
              <text:list-item>
                <text:p text:style-name="P107">Como mostrarás a lista ascii en táboa cos valores decimais e hexadecimais? (escribe o comando)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table:number-columns-spanned="10" office:value-type="string">
            <text:p text:style-name="P10">ascii -<text:span text:style-name="T50">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8" table:number-columns-spanned="10" office:value-type="string">
            <text:list xml:id="list102648830238550" text:continue-numbering="true" text:style-name="L3">
              <text:list-item>
                <text:p text:style-name="P104"><text:span text:style-name="T34">Como mostrarás <text:s/></text:span><text:span text:style-name="T36">para o carácter </text:span><text:span text:style-name="T24">b</text:span><text:span text:style-name="T36"> todos os valores en decimal, octal, binario e hexadecimal. </text:span><text:span text:style-name="T34">(escribe o comando)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table:number-columns-spanned="10" office:value-type="string">
            <text:p text:style-name="P11">ascii -s <text:span text:style-name="T50">b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8" table:number-columns-spanned="10" office:value-type="string">
            <text:list xml:id="list102649445575177" text:continue-numbering="true" text:style-name="L3">
              <text:list-item>
                <text:p text:style-name="P104"><text:span text:style-name="T34">Como mostrarás <text:s/></text:span><text:span text:style-name="T35">os valores ascii para a palabra “ola” </text:span><text:span text:style-name="T36"><text:s/></text:span><text:span text:style-name="T35">en di </text:span><text:span text:style-name="T36">decimal, octal, binario e hexadecimal. </text:span><text:span text:style-name="T34">(escribe o comando)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table:number-columns-spanned="10" office:value-type="string">
            <text:p text:style-name="P10">ascii -s <text:span text:style-name="T50">ola</text:span></text:p>
            <text:p text:style-name="P10"/>
            <text:p text:style-name="P10"/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5" table:number-columns-spanned="10" office:value-type="string">
            <text:p text:style-name="P30">Recorda <text:span text:style-name="T56">finalizar a gravación </text:span>con <text:span text:style-name="T42">ass</text:span><text:span text:style-name="T43">c</text:span><text:span text:style-name="T42">inema</text:span>. <text:span text:style-name="T65">URL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23">
          <table:table-cell table:style-name="Table1.A4" table:number-columns-spanned="10" office:value-type="string">
            <text:p text:style-name="P26"><text:span text:style-name="T18">B</text:span><text:span text:style-name="T9">) O comando ech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7" table:number-columns-spanned="10" office:value-type="string">
            <text:p text:style-name="P42"><text:span text:style-name="T29">Para ver ao completo as opcións do comando busca no manual. </text:span><text:span text:style-name="T30">O resumo do seu</text:span><text:span text:style-name="T29"> uso é:</text:span></text:p>
            <text:p text:style-name="P35">echo [option(s)] [string(s)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5" table:number-columns-spanned="10" office:value-type="string">
            <text:p text:style-name="P31">Recorda rexistrar esta tarefa con <text:span text:style-name="T42">ass</text:span><text:span text:style-name="T43">c</text:span><text:span text:style-name="T42">inema</text:span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3280097539" text:style-name="L4">
              <text:list-item>
                <text:p text:style-name="P50">Realiza unha proba do comando <text:span text:style-name="T42">echo </text:span><text:span text:style-name="T45">co teu nome e apelidos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p text:style-name="P37"><text:s/>echo pablo bela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02648948980329" text:continue-numbering="true" text:style-name="L4">
              <text:list-item>
                <text:p text:style-name="P50">Revisa no manual que diferencia existe en empregar a opción -e e -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p text:style-name="P37">A opción -e permítenos a interpretación de caráctares “especiais” e coa -E desactivase e realiza o comportamento por defecto.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02649172851337" text:continue-numbering="true" text:style-name="L4">
              <text:list-item>
                <text:p text:style-name="P50">Executa e explica o que acontece. <text:span text:style-name="T51">echo -e "adeus\b rios\b adeus\b fontes\b "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list xml:id="list102649368965678" text:continue-numbering="true" text:style-name="L4">
              <text:list-header>
                <text:p text:style-name="P52">Neste caso eliminase o caracter contiguo ao \b. Porque o \b é o caracter de “backspace”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02647969678334" text:continue-numbering="true" text:style-name="L4">
              <text:list-item>
                <text:p text:style-name="P51"><text:s text:c="3"/>Executa o seguinte comando e explica o que acontece. </text:p>
                <text:p text:style-name="P61">echo -<text:span text:style-name="T58">E</text:span> "adeus\b rios\b adeus\b fontes\b "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list xml:id="list102649686265782" text:continue-numbering="true" text:style-name="L4">
              <text:list-header>
                <text:p text:style-name="P52">Neste caso non se <text:s/>elimina o caracter contiguo ao \b, porque <text:s/>coa opción -E están desactivados os valores especiais. 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02648873127300" text:continue-numbering="true" text:style-name="L4">
              <text:list-item>
                <text:p text:style-name="P52">Que fai o \b , como se chama ese caracter?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list xml:id="list102649548235108" text:continue-numbering="true" text:style-name="L4">
              <text:list-header>
                <text:p text:style-name="P52">O \b borra o último caracter e isto debese <text:s/>porque é o caracter “backspace. 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02648251018018" text:continue-numbering="true" text:style-name="L4">
              <text:list-item>
                <text:p text:style-name="P52">Realiza nunha liña co comando echo o teu nome e apelidos que inclúa os seguintes caráctares especiais de nova liña e <text:span text:style-name="T59">tabulador horizontal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list xml:id="list102648584877090" text:continue-numbering="true" text:style-name="L4">
              <text:list-header>
                <text:p text:style-name="P50">echo -e "Eu son\n Pablo\t Belay\t Fernandez\t"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02649562685178" text:continue-numbering="true" text:style-name="L4">
              <text:list-item>
                <text:p text:style-name="P63"><text:span text:style-name="T37">Co comando ascii obtén o valor en hexadecimal de </text:span><text:span text:style-name="T25">nl</text:span><text:span text:style-name="T37"> (new line), responde nos espazos: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9">
          <table:table-cell table:style-name="Table1.A39" office:value-type="string">
            <text:p text:style-name="P38">Comando=&gt;</text:p>
          </table:table-cell>
          <table:table-cell table:style-name="Table1.A27" table:number-columns-spanned="9" office:value-type="string">
            <text:p text:style-name="P2">ascii nl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39" office:value-type="string">
            <text:p text:style-name="P43">Decimal =&gt;</text:p>
          </table:table-cell>
          <table:table-cell table:style-name="Table1.A39" office:value-type="string">
            <text:p text:style-name="P43">010</text:p>
          </table:table-cell>
          <table:table-cell table:style-name="Table1.A39" office:value-type="string">
            <text:p text:style-name="P43">Hexadecimal=&gt;</text:p>
          </table:table-cell>
          <table:table-cell table:style-name="Table1.A39" table:number-columns-spanned="2" office:value-type="string">
            <text:p text:style-name="P43">0a</text:p>
          </table:table-cell>
          <table:covered-table-cell/>
          <table:table-cell table:style-name="Table1.A39" office:value-type="string">
            <text:p text:style-name="P43">Octal=&gt;</text:p>
          </table:table-cell>
          <table:table-cell table:style-name="Table1.A39" table:number-columns-spanned="2" office:value-type="string">
            <text:p text:style-name="P43">012</text:p>
          </table:table-cell>
          <table:covered-table-cell/>
          <table:table-cell table:style-name="Table1.A39" office:value-type="string">
            <text:p text:style-name="P43">Binario=&gt;</text:p>
          </table:table-cell>
          <table:table-cell table:style-name="Table1.A27" office:value-type="string">
            <text:p text:style-name="P44">00001010</text:p>
          </table:table-cell>
        </table:table-row>
        <table:table-row table:style-name="Table1.24">
          <table:table-cell table:style-name="Table1.A26" table:number-columns-spanned="10" office:value-type="string">
            <text:list xml:id="list102649326036461" text:continue-numbering="true" text:style-name="L4">
              <text:list-item>
                <text:p text:style-name="P53">Explica o que acontece na seguinte liña e probao no terminal..</text:p>
                <text:p text:style-name="P62">echo -e "ola \x0aalumno"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list xml:id="list102648849497516" text:continue-numbering="true" text:style-name="L4">
              <text:list-header>
                <text:p text:style-name="P50"/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02649035718086" text:continue-numbering="true" text:style-name="L4">
              <text:list-item>
                <text:p text:style-name="P63"><text:span text:style-name="T37">Como farías para realizar o mesmo que na liña <text:s/>anterior pero </text:span><text:span text:style-name="T39">usando</text:span><text:span text:style-name="T37"> os valores en octal? 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p text:style-name="P39">echo -e "ola \0012alumno"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02648385159583" text:continue-numbering="true" text:style-name="L4">
              <text:list-item>
                <text:p text:style-name="P76">Se desexamos que soe o timbre que teriamos que escribir?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list xml:id="list102649460234607" text:continue-numbering="true" text:style-name="L4">
              <text:list-header>
                <text:p text:style-name="P76">echo -e "\a"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02648939406893" text:continue-numbering="true" text:style-name="L4">
              <text:list-item>
                <text:p text:style-name="P76">Se executas a seguinte liña: <text:span text:style-name="T52">echo * </text:span><text:span text:style-name="T61">, </text:span><text:span text:style-name="T60">que acontece? Fai algo semellante a algún comando ?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list xml:id="list102647995417450" text:continue-numbering="true" text:style-name="L4">
              <text:list-header>
                <text:p text:style-name="P79">Realiza un listado dos ficheiros no directorio de maneira semellante ao comando ls 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02648833427596" text:continue-numbering="true" text:style-name="L4">
              <text:list-item>
                <text:p text:style-name="P75"><text:span text:style-name="T38">Executa </text:span><text:span text:style-name="T39">e</text:span><text:span text:style-name="T38"> <text:s/>explica </text:span><text:span text:style-name="T39">este comando: </text:span><text:span text:style-name="T53">echo -e "\vSMR \vIES \vAnton \vLosada \vDieguez \v$(date)" 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list xml:id="list102649939347303" text:continue-numbering="true" text:style-name="L4">
              <text:list-header>
                <text:p text:style-name="P80"/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02649650339757" text:continue-numbering="true" text:style-name="L4">
              <text:list-item>
                <text:p text:style-name="P77">Como farías para incluír unha barra invertida empregando o comando echo <text:s/>e que mostre esta saida no terminal <text:span text:style-name="T51">\ola\ </text:span><text:s/>?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list xml:id="list102649768463926" text:continue-numbering="true" text:style-name="L4">
              <text:list-header>
                <text:p text:style-name="P80">echo -e "\\<text:span text:style-name="T64">ola\\</text:span>"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02647976783315" text:continue-numbering="true" text:style-name="L4">
              <text:list-item>
                <text:p text:style-name="P77">Explica que acontece cando execute a seguinte liña? </text:p>
                <text:p text:style-name="P78">echo -e "\u2622"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3" table:number-columns-spanned="10" office:value-type="string">
            <text:list xml:id="list102648300222923" text:continue-numbering="true" text:style-name="L4">
              <text:list-header>
                <text:p text:style-name="P81">Está executando o caracter unicode correspondente ao código indicado.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02649000152286" text:continue-numbering="true" text:style-name="L4">
              <text:list-item>
                <text:p text:style-name="P77">Explica que acontece cando execute a seguinte liña? echo -e "\0127"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p text:style-name="P48">O comando echo está a executar o valor en octal da W (maíscula)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57" table:number-columns-spanned="7" office:value-type="string">
            <text:p text:style-name="P32">Recorda <text:span text:style-name="T56">finalizar a gra</text:span><text:span text:style-name="T64">v</text:span><text:span text:style-name="T56">ación </text:span>con <text:span text:style-name="T42">ass</text:span><text:span text:style-name="T43">c</text:span><text:span text:style-name="T42">inema</text:span>.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5" table:number-columns-spanned="3" office:value-type="string">
            <text:p text:style-name="P36">URL:</text:p>
          </table:table-cell>
          <table:covered-table-cell/>
          <table:covered-table-cell/>
        </table:table-row>
        <text:soft-page-break/>
        <table:table-row table:style-name="Table1.24">
          <table:table-cell table:style-name="Table1.A4" table:number-columns-spanned="10" office:value-type="string">
            <text:p text:style-name="P23"><text:span text:style-name="T13"><text:s/></text:span><text:span text:style-name="T19">C</text:span><text:span text:style-name="T14">) </text:span><text:span text:style-name="T15"><text:s/></text:span><text:span text:style-name="T19">O comando printf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7" table:number-columns-spanned="10" office:value-type="string">
            <text:p text:style-name="P45"><text:span text:style-name="T65">O</text:span><text:span text:style-name="T41"> </text:span><text:span text:style-name="T44">printf <text:s/></text:span><text:span text:style-name="T47">permítemos mostrar por pantalla diferentes valores de maneira semellante a echo. O que temos que ter en conta e que nos permite configurar diferentes máscaras en funcion do valor a amosar. </text:span><text:span text:style-name="T46"><text:s/></text:span><text:span text:style-name="T47">As máscaras son: </text:span></text:p>
            <text:p text:style-name="P46">%d or %i <text:s/>a signed decimal integer</text:p>
            <text:p text:style-name="P46">%u <text:s text:c="7"/>an unsigned decimal integer</text:p>
            <text:p text:style-name="P46">%f <text:s text:c="7"/>a decimal floating point number</text:p>
            <text:p text:style-name="P46">%e <text:s text:c="7"/>a scientific notation number</text:p>
            <text:p text:style-name="P46">%g <text:s text:c="7"/>will let printf use %e or %f, whichever is shorter</text:p>
            <text:p text:style-name="P46">%c <text:s text:c="7"/>a single character</text:p>
            <text:p text:style-name="P46">%s <text:s text:c="7"/>a string of characters</text:p>
            <text:p text:style-name="P46">%% <text:s text:c="7"/>a literal '%'</text:p>
            <text:p text:style-name="P28"><text:span text:style-name="T45"><text:s/></text:span><text:span text:style-name="T47">Podes ampliar información de printf no manual.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5" table:number-columns-spanned="10" office:value-type="string">
            <text:p text:style-name="P33">Recorda rexistrar esta tarefa con <text:span text:style-name="T42">ass</text:span><text:span text:style-name="T43">c</text:span><text:span text:style-name="T42">inema</text:span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794306524" text:style-name="L5">
              <text:list-item>
                <text:p text:style-name="P64"><text:span text:style-name="T26">Se realizas </text:span><text:span text:style-name="T23">printf "ola" <text:s/></text:span><text:span text:style-name="T28">no terminal que acontece?(inclúe unha captura) 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3" table:number-columns-spanned="10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02648749925074" text:continue-numbering="true" text:style-name="L5">
              <text:list-item>
                <text:p text:style-name="P64"><text:span text:style-name="T26">Se realizas </text:span><text:span text:style-name="T23">printf "ola\n" <text:s/></text:span><text:span text:style-name="T28">no terminal que acontece? <text:s/>(inclúe unha captura) 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3" table:number-columns-spanned="10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02648224149079" text:continue-numbering="true" text:style-name="L5">
              <text:list-item>
                <text:p text:style-name="P65">Se queremos mostrar un número en punto flotante cun ancho de 3 e unha precisión de 2 temos que empregar a máscara %3.2f. Por exemplo: <text:span text:style-name="T51">printf "%3.2f</text:span><text:span text:style-name="T54">\</text:span><text:span text:style-name="T51">n" "100,304" 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3" table:number-columns-spanned="10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02648030061720" text:continue-numbering="true" text:style-name="L5">
              <text:list-item>
                <text:p text:style-name="P66"><text:span text:style-name="T66">No seguinte caso remplaza XXXX polo teu nome </text:span><text:span text:style-name="T54"><text:s/>printf "\n O meu nome é%s \n" "XXXX" , </text:span><text:span text:style-name="T6">explica o comportamento do comando. 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3" table:number-columns-spanned="10" office:value-type="string">
            <text:p text:style-name="Standard">Neste caso o comando printf reemplaza o %s polo que poñemos en “xxxx”.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02648630844402" text:continue-numbering="true" text:style-name="L5">
              <text:list-item>
                <text:p text:style-name="P66"><text:span text:style-name="T66">No seguinte caso remplaza XXXX polo teu nome e YYYY polo teu apelido. E</text:span><text:span text:style-name="T6">xplica o comportamento do comando. </text:span></text:p>
                <text:p text:style-name="P66"><text:span text:style-name="T54">printf "\n O meu nome é %s \n e o meu apelido é %s </text:span><text:span text:style-name="T55">\n</text:span><text:span text:style-name="T54">" “XXXX” “YYYY”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3" table:number-columns-spanned="10" office:value-type="string">
            <text:p text:style-name="Standard">Neste caso o comando printf reemplaza o %s polo que poñemos en “xxxx” e na segunda ocurrencia polo segundo parametro que lle chamamos YYY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02649824140809" text:continue-numbering="true" text:style-name="L5">
              <text:list-item>
                <text:p text:style-name="P69">No canto de empregar cadeas estáticas como nos exemplos anteriores podemos usar variables existentes como $HOME (directorio da casa de usuario) <text:s/>e $LOGNAME (nome do usuario. Emprega printf para mostrar esta información pola pantalla.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3" table:number-columns-spanned="10" office:value-type="string">
            <text:p text:style-name="P41">printf "\nO directorio %s e o usuario %s \n" $HOME $LOGNA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02649207601925" text:continue-numbering="true" text:style-name="L5">
              <text:list-item>
                <text:p text:style-name="P70">Emprega printf e o carácter especial de tabulacion vertical. Indica o comando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3" table:number-columns-spanned="10" office:value-type="string">
            <text:p text:style-name="P41">printf "SMR\v IES\v Anton\v Losada\v"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02648609838881" text:continue-numbering="true" text:style-name="L5">
              <text:list-item>
                <text:p text:style-name="P70">Emprega printf e que mostre un carácter ascii en octal. Indica o comando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3" table:number-columns-spanned="10" office:value-type="string">
            <text:p text:style-name="P41">printf "\127 \n" <text:span text:style-name="T67">#Caracter da W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02647956970715" text:continue-numbering="true" text:style-name="L5">
              <text:list-item>
                <text:p text:style-name="P67"><text:span text:style-name="T28">Emprega printf e que mostre un carácter ascii en </text:span><text:span text:style-name="T31">hexadecimal</text:span><text:span text:style-name="T28">. Indica o comando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3" table:number-columns-spanned="10" office:value-type="string">
            <text:p text:style-name="P27"><text:s/>printf "\0A \n" <text:s/><text:span text:style-name="T67">#Caracter da W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02648213245268" text:continue-numbering="true" text:style-name="L5">
              <text:list-item>
                <text:p text:style-name="P70"><text:span text:style-name="T28">Emprega printf e que mostre un carácter </text:span><text:span text:style-name="T27">unicode</text:span><text:span text:style-name="T28">. Indica o comando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80" table:number-columns-spanned="10" office:value-type="string">
            <text:p text:style-name="P47">printf "\u2720 \n"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81" table:number-columns-spanned="10" office:value-type="string">
            <text:p text:style-name="P9"><text:span text:style-name="T13"><text:s/></text:span><text:span text:style-name="T20">D</text:span><text:span text:style-name="T14">) </text:span><text:span text:style-name="T15"><text:s/></text:span><text:span text:style-name="T12"><text:s/></text:span><text:span text:style-name="T21">Codificación Unicode.</text:span><text:span text:style-name="T20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3" table:number-columns-spanned="10" office:value-type="string">
            <text:p text:style-name="P56"><text:span text:style-name="T41">B</text:span>usca na wikipedia que é a <text:a xlink:type="simple" xlink:href="https://es.wikipedia.org/wiki/ISO/IEC_8859-1" text:style-name="Internet_20_link" text:visited-style-name="Visited_20_Internet_20_Link">ISO/IEC 8859-1</text:a> e responde as seguintes preguntas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02649855794735" text:continue-list="list102648213245268" text:style-name="L5">
              <text:list-item text:start-value="1">
                <text:p text:style-name="P55"><text:s/>Cantos bits emprega para codificar os carácteres?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list xml:id="list102647920495053" text:continue-numbering="true" text:style-name="L5">
              <text:list-header>
                <text:p text:style-name="P55">8 bits </text:p>
              </text:list-header>
            </text:list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02648254827379" text:continue-numbering="true" text:style-name="L5">
              <text:list-item>
                <text:p text:style-name="P55">Cal é o outro nome polo que é coñecida esta codificación?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list xml:id="list102649475803741" text:continue-numbering="true" text:style-name="L5">
              <text:list-header>
                <text:p text:style-name="P55">Latin1</text:p>
              </text:list-header>
            </text:list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02648081406612" text:continue-numbering="true" text:style-name="L5">
              <text:list-item>
                <text:p text:style-name="P55">Comparte carácteres con ASCII? Cales?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56">Si, os 128 primeiros caracteres. </text:p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02647977314070" text:continue-numbering="true" text:style-name="L5">
              <text:list-item>
                <text:p text:style-name="P55">A <text:a xlink:type="simple" xlink:href="https://es.wikipedia.org/wiki/ISO/IEC_8859-1" text:style-name="Internet_20_link" text:visited-style-name="Visited_20_Internet_20_Link">ISO/IEC 8859-1</text:a> <text:s/>inclúe o símbolo do Euro (€)?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56">Non</text:p>
          </table:table-cell>
          <table:covered-table-cell/>
          <table:covered-table-cell/>
        </table:table-row>
        <text:soft-page-break/>
        <table:table-row table:style-name="Table1.24">
          <table:table-cell table:style-name="Table1.A83" table:number-columns-spanned="7" office:value-type="string">
            <text:list xml:id="list102648628950088" text:continue-numbering="true" text:style-name="L5">
              <text:list-item>
                <text:p text:style-name="P55">En que ISO foi incorporado o símbolo € ?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56"><text:s/>ISO/IEC 8859-15 </text:p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02649640555350" text:continue-numbering="true" text:style-name="L5">
              <text:list-item>
                <text:p text:style-name="P57">A I<text:a xlink:type="simple" xlink:href="https://es.wikipedia.org/wiki/ISO/IEC_8859-1" text:style-name="Internet_20_link" text:visited-style-name="Visited_20_Internet_20_Link"><text:span text:style-name="T68">SO/IEC 8859-1</text:span></text:a><text:span text:style-name="T68"> </text:span>que alfabeto emprega?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58">Latino </text:p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02648064707527" text:continue-numbering="true" text:style-name="L5">
              <text:list-item>
                <text:p text:style-name="P68"><text:span text:style-name="T33">A I</text:span><text:a xlink:type="simple" xlink:href="https://es.wikipedia.org/wiki/ISO/IEC_8859-1" text:style-name="Internet_20_link" text:visited-style-name="Visited_20_Internet_20_Link">SO/IEC 8859-1</text:a><text:span text:style-name="T32"> </text:span><text:span text:style-name="T33">permite representar a “ñ” ou “ç”?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58">Si</text:p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02649378373507" text:continue-numbering="true" text:style-name="L5">
              <text:list-item>
                <text:p text:style-name="P72">Que valor <text:span text:style-name="T27">ten a ñ <text:s/>na I</text:span><text:a xlink:type="simple" xlink:href="https://es.wikipedia.org/wiki/ISO/IEC_8859-1" text:style-name="Internet_20_link" text:visited-style-name="Visited_20_Internet_20_Link">SO/IEC 8859-1</text:a><text:span text:style-name="T32"> <text:s/></text:span><text:span text:style-name="T27">en hexadecimal</text:span><text:span text:style-name="T32"> ?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58">F1</text:p>
          </table:table-cell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p text:style-name="P73">Nas seguintes preguntas será preciso que empregues o manual de linux para responder as cuestións. Recorda sería: <text:s/><text:span text:style-name="T70">man iso_8859-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02648444955501" text:continue-numbering="true" text:style-name="L5">
              <text:list-item>
                <text:p text:style-name="P59">Cal é o valor en hexadecimal do símbolo da división? <text:s/>÷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58">F7</text:p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02647905223058" text:continue-numbering="true" text:style-name="L5">
              <text:list-item>
                <text:p text:style-name="P83">Cal é o valor <text:s/>hexadecimal c cedilla? <text:s text:c="2"/>ç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58">E7</text:p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02649682807184" text:continue-numbering="true" text:style-name="L5">
              <text:list-item>
                <text:p text:style-name="P84"><text:span text:style-name="T40">Cal é o valor <text:s/>hexadecimal de marca rexistrada? <text:s text:c="2"/>® 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58">AE</text:p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02648966660465" text:continue-numbering="true" text:style-name="L5">
              <text:list-item>
                <text:p text:style-name="P82"><text:s/><text:span text:style-name="T69">Cal é o valor <text:s/>hexadecimal da Libra (pound sign) ? </text:span>£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58">A3</text:p>
          </table:table-cell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02648462475243" text:continue-numbering="true" text:style-name="L5">
              <text:list-header>
                <text:p text:style-name="P88"><text:change-start text:change-id="ct94585148214704"/>Nas seguintes preguntas será preciso que empregues o manual de linux para responder as cuestións. Recorda sería: <text:s/><text:span text:style-name="T70">man iso_8859-15</text:span><text:change-end text:change-id="ct94585148214704"/>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02648672461173" text:continue-numbering="true" text:style-name="L5">
              <text:list-item>
                <text:p text:style-name="P90">Cal é o valor en hexadecimal do símbolo da división? <text:s/>÷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58">F7</text:p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02648311323818" text:continue-numbering="true" text:style-name="L5">
              <text:list-item>
                <text:p text:style-name="P90">Cal é o valor <text:s/>hexadecimal c cedilla? <text:s text:c="2"/>ç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58">E7</text:p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02649381239379" text:continue-numbering="true" text:style-name="L5">
              <text:list-item>
                <text:p text:style-name="P90"><text:span text:style-name="T40">Cal é o valor <text:s/>hexadecimal de marca rexistrada? <text:s text:c="2"/>® 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58">AE</text:p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02648180258240" text:continue-numbering="true" text:style-name="L5">
              <text:list-item>
                <text:p text:style-name="P90">Cal é o valor <text:s/>hexadecimal da Libra (pound sign) ? £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58">A3</text:p>
          </table:table-cell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02648111665826" text:continue-numbering="true" text:style-name="L5">
              <text:list-header>
                <text:p text:style-name="P89"><text:span text:style-name="T62">Nas seguintes preguntas <text:s/></text:span><text:span text:style-name="T63">terás que pulsar &lt;&lt;control&gt;&gt;+&lt;&lt;shift&gt;&gt;+&lt;&lt;u&gt;&gt; e logo soltar, despois introduce o código en hexadecimal dos seguintes casos. </text:span>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57" table:number-columns-spanned="7" office:value-type="string">
            <text:list xml:id="list102649473344984" text:continue-numbering="true" text:style-name="L5">
              <text:list-header>
                <text:p text:style-name="P87">Recorda rexistrar est<text:span text:style-name="T71">e fragmento da</text:span> tarefa con <text:span text:style-name="T42">ass</text:span><text:span text:style-name="T43">c</text:span><text:span text:style-name="T42">inema</text:span>.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5" table:number-columns-spanned="3" office:value-type="string">
            <text:list xml:id="list102649415465619" text:continue-numbering="true" text:style-name="L5">
              <text:list-header>
                <text:p text:style-name="P86">Valor hexadecimal</text:p>
              </text:list-header>
            </text:list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02649051618513" text:continue-numbering="true" text:style-name="L5">
              <text:list-item>
                <text:p text:style-name="P85"><text:s/><text:span text:style-name="T71">Valor en hexadecimal da <text:s/></text:span><text:span text:style-name="T40">divisió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58"/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02648379289537" text:continue-numbering="true" text:style-name="L5">
              <text:list-item>
                <text:p text:style-name="P85"><text:span text:style-name="T71">Valor en hexadecimal da <text:s/></text:span><text:span text:style-name="T40">c cedilla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58"/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02647889227991" text:continue-numbering="true" text:style-name="L5">
              <text:list-item>
                <text:p text:style-name="P85"><text:span text:style-name="T71">Valor en hexadecimal de </text:span><text:span text:style-name="T40">marca rexistrada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58"/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02649891152411" text:continue-numbering="true" text:style-name="L5">
              <text:list-item>
                <text:p text:style-name="P85"><text:span text:style-name="T71">Valor en hexadecimal </text:span><text:span text:style-name="T40">da Libra (pound sign) 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58"/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02648560408616" text:continue-numbering="true" text:style-name="L5">
              <text:list-item>
                <text:p text:style-name="P85"><text:span text:style-name="T71">Valor en hexadecimal da letra THOR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58"/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02647989748526" text:continue-numbering="true" text:style-name="L5">
              <text:list-item>
                <text:p text:style-name="P85"><text:span text:style-name="T71">Valor en hexadecimal da letra ETH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58"/>
          </table:table-cell>
          <table:covered-table-cell/>
          <table:covered-table-cell/>
        </table:table-row>
        <table:table-row table:style-name="Table1.24">
          <table:table-cell table:style-name="Table1.A57" table:number-columns-spanned="7" office:value-type="string">
            <text:p text:style-name="P54">Recorda <text:span text:style-name="T56">finalizar a gra</text:span><text:span text:style-name="T64">v</text:span><text:span text:style-name="T56">ación </text:span>con <text:span text:style-name="T42">ass</text:span><text:span text:style-name="T43">c</text:span><text:span text:style-name="T42">inema</text:span>.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5" table:number-columns-spanned="3" office:value-type="string">
            <text:p text:style-name="P60">URL: </text:p>
          </table:table-cell>
          <table:covered-table-cell/>
          <table:covered-table-cell/>
        </table:table-row>
        <table:table-row table:style-name="Table1.24">
          <table:table-cell table:style-name="Table1.A4" table:number-columns-spanned="10" office:value-type="string">
            <text:p text:style-name="P8"><text:span text:style-name="T71">E) </text:span>Ascii A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7" table:number-columns-spanned="10" office:value-type="string">
            <text:p text:style-name="P99">Un dos usos máis populares dos caracteres ASCII e a realización de arte. Neste apartado crearas imaxes simples coa ferramenta cowsay. Para instalar a ferramenta tes que introducir no terminal:<text:span text:style-name="T42">sudo apt install cowsay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8" table:number-columns-spanned="10" office:value-type="string">
            <text:list xml:id="list4102548227" text:style-name="L7">
              <text:list-item>
                <text:p text:style-name="P109"><text:span text:style-name="T2">C</text:span><text:span text:style-name="T3">onsulta o manual da ferramenta cowsay, cal é o comando para a consulta do manual?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p text:style-name="P97"><text:s text:c="2"/><text:span text:style-name="T48">Man cowsay <text:s/></text:span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8" table:number-columns-spanned="10" office:value-type="string">
            <text:list xml:id="list102648538160004" text:continue-numbering="true" text:style-name="L7">
              <text:list-item>
                <text:p text:style-name="P110"><text:span text:style-name="T3">Logo de revisar o manual agora serás capaz de mudarlle a vaca os ollos e no seu sitio que teña duas @</text:span><text:span text:style-name="T2"> 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p text:style-name="P100">Man cowsay -e @@ ol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8" table:number-columns-spanned="10" office:value-type="string">
            <text:list xml:id="list102649386421898" text:continue-numbering="true" text:style-name="L7">
              <text:list-item>
                <text:p text:style-name="P109"><text:span text:style-name="T3">Como farías para mudarlle a lingua a vaca e que teña duas XX?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7">
          <table:table-cell table:style-name="Table1.A27" table:number-columns-spanned="10" office:value-type="string">
            <text:p text:style-name="P97">cowsay -T XX ol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8" table:number-columns-spanned="10" office:value-type="string">
            <text:list xml:id="list102649942723205" text:continue-numbering="true" text:style-name="L7">
              <text:list-item>
                <text:p text:style-name="P109"><text:span text:style-name="T3">Como farías para saber que outras imaxes dispón o comando, é decir o listado de imaxes?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p text:style-name="P98">cowsay -<text:span text:style-name="T48">l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8" table:number-columns-spanned="10" office:value-type="string">
            <text:list xml:id="list102648207760893" text:continue-numbering="true" text:style-name="L7">
              <text:list-item>
                <text:p text:style-name="P111"><text:span text:style-name="T4">Como farías para mostrar un pavo que diga “Ola”?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p text:style-name="P101">cowsay -f turkey ol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8" table:number-columns-spanned="10" office:value-type="string">
            <text:list xml:id="list102649453045620" text:continue-numbering="true" text:style-name="L7">
              <text:list-item>
                <text:p text:style-name="P111"><text:span text:style-name="T4">Realiza unha secuencia de viñetas que conte unha breve historia. </text:span><text:span text:style-name="T5">Achega aquí o resultado desa secuencia. 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eorgia" svg:font-family="Georgia, Utopia, 'Palatino Linotype', Palatino, serif"/>
    <style:font-face style:name="courier new" svg:font-family="'courier new', courier, monospace"/>
    <style:font-face style:name="sans-serif" svg:font-family="sans-serif"/>
    <style:font-face style:name="Calibri1" svg:font-family="Calibri" style:font-family-generic="swiss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<draw:frame draw:style-name="Mfr1" draw:name="Image2" text:anchor-type="char" svg:x="0.335cm" svg:y="0cm" svg:width="16.424cm" svg:height="1.087cm" draw:z-index="2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4</text:page-number><text:s/>de <text:page-count>4</text:page-count></text:p>
        <text:p text:style-name="MP2"/>
      </style:footer>
      <loext:footer-first>
        <text:p text:style-name="MP1"><draw:frame draw:style-name="Mfr1" draw:name="Image1" text:anchor-type="char" svg:x="0.335cm" svg:y="0cm" svg:width="16.424cm" svg:height="1.087cm" draw:z-index="3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1</text:page-number><text:s/>de <text:page-count>4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19</meta:editing-cycles>
    <meta:creation-date>2019-11-09T13:25:03.151138236</meta:creation-date>
    <meta:editing-duration>PT11H51M8S</meta:editing-duration>
    <meta:generator>LibreOffice/6.4.7.2$Linux_X86_64 LibreOffice_project/40$Build-2</meta:generator>
    <dc:subject>Práctica 0 - Entrega Material</dc:subject>
    <dc:title>Taller - MME</dc:title>
    <dc:date>2022-10-12T10:26:47.691913827</dc:date>
    <dc:creator>belay </dc:creator>
    <meta:document-statistic meta:table-count="2" meta:image-count="2" meta:object-count="0" meta:page-count="4" meta:paragraph-count="181" meta:word-count="1541" meta:character-count="8895" meta:non-whitespace-character-count="738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